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short-git-sha</presentation:date-time-decl>
      <draw:page draw:name="page1" draw:style-name="dp1" draw:master-page-name="Default" presentation:presentation-page-layout-name="AL1T0" presentation:use-date-time-name="dtd1">
        <draw:frame presentation:style-name="pr1" draw:layer="layout" svg:width="25.199cm" svg:height="3.506cm" svg:x="1.4cm" svg:y="0.837cm" presentation:class="title">
          <draw:text-box>
            <text:p>Dummy presentation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My presentation</text:p>
            <text:p><text:span text:style-name="T1">Reference: </text:span><text:span text:style-name="T1"><text:a xlink:href="https://github.com/speredenn/speredenn-tools/tree/short-git-sha">long-git-sha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A new sli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ata #1</text:p>
              </text:list-item>
              <text:list-item>
                <text:p>Data #2</text:p>
              </text:list-item>
              <text:list-item>
                <text:p>Data #3</text:p>
              </text:list-item>
              <text:list-item>
                <text:p>Data #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An other slid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ata #1</text:p>
              </text:list-item>
              <text:list-item>
                <text:p>Data #2</text:p>
              </text:list-item>
              <text:list-item>
                <text:p>Data #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re </meta:initial-creator>
    <meta:creation-date>2013-01-10T12:05:59</meta:creation-date>
    <dc:date>2013-01-10T12:17:29</dc:date>
    <dc:creator>carre </dc:creator>
    <meta:editing-duration>PT1M41S</meta:editing-duration>
    <meta:editing-cycles>4</meta:editing-cycles>
    <meta:generator>LibreOffice/3.5$Linux_X86_64 LibreOffice_project/350m1$Build-2</meta:generator>
    <meta:document-statistic meta:object-count="33"/>
  </office:meta>
</office:document-meta>
</file>